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6.418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4626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3deb3d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1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9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18"/>
        <table:table-column table:style-name="co13" table:number-columns-repeated="1009" table:default-cell-style-name="ce18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7"/>
          <table:table-cell table:style-name="ce45" table:number-columns-repeated="6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3]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5" office:value-type="string">
            <text:p><text:a xlink:href="http://www.digikey.com/product-detail/en/TAP106K035SCS/478-1842-ND/563945" xlink:type="simple">478-1842-ND</text:a></text:p>
          </table:table-cell>
          <table:table-cell table:style-name="ce67" office:value-type="currency" office:currency="USD" office:value="1.62">
            <text:p>$1.62</text:p>
          </table:table-cell>
          <table:table-cell table:style-name="ce69" table:formula="of:=([.A3]*[.J3])" office:value-type="currency" office:currency="USD" office:value="6.48">
            <text:p>$6.4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C1,2,3,4,5,8,20,27,30,31,37,38,44,51,55</text:p>
          </table:table-cell>
          <table:table-cell table:style-name="ce5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[.A4]" office:value-type="float" office:value="15">
            <text:p>15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5" office:value-type="string">
            <text:p>399-4288-ND</text:p>
          </table:table-cell>
          <table:table-cell table:style-name="ce68" office:value-type="currency" office:currency="USD" office:value="0.459">
            <text:p>$0.46</text:p>
          </table:table-cell>
          <table:table-cell table:style-name="ce69" table:formula="of:=([.A4]*[.J4])" office:value-type="currency" office:currency="USD" office:value="6.885">
            <text:p>$6.8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C6,14,15,16,17,22,26,28,29,32,33,34,35,39,41,49,54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5]" office:value-type="float" office:value="17">
            <text:p>17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5" office:value-type="string">
            <text:p>399-4264-ND</text:p>
          </table:table-cell>
          <table:table-cell table:style-name="ce68" office:value-type="currency" office:currency="USD" office:value="0.224">
            <text:p>$0.22</text:p>
          </table:table-cell>
          <table:table-cell table:style-name="ce69" table:formula="of:=([.A5]*[.J5])" office:value-type="currency" office:currency="USD" office:value="3.808">
            <text:p>$3.8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[.A6]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6C0G1H683J</text:p>
          </table:table-cell>
          <table:table-cell table:style-name="ce35" office:value-type="string">
            <text:p>445-8330-ND</text:p>
          </table:table-cell>
          <table:table-cell table:style-name="ce68" office:value-type="currency" office:currency="USD" office:value="0.76">
            <text:p>$0.76</text:p>
          </table:table-cell>
          <table:table-cell table:style-name="ce69" table:formula="of:=([.A6]*[.J6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[.A7]" office:value-type="float" office:value="1">
            <text:p>1</text:p>
          </table:table-cell>
          <table:table-cell table:style-name="ce45" office:value-type="string">
            <text:p>Kemet</text:p>
          </table:table-cell>
          <table:table-cell table:style-name="ce22" office:value-type="string">
            <text:p>C315C681J1G5TA</text:p>
          </table:table-cell>
          <table:table-cell table:style-name="ce58" office:value-type="string">
            <text:p>399-4191-ND</text:p>
          </table:table-cell>
          <table:table-cell table:style-name="ce68" office:value-type="currency" office:currency="USD" office:value="0.47">
            <text:p>$0.47</text:p>
          </table:table-cell>
          <table:table-cell table:style-name="ce69" table:formula="of:=([.A7]*[.J7])" office:value-type="currency" office:currency="USD" office:value="0.47">
            <text:p>$0.4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[.A8]" office:value-type="float" office:value="2">
            <text:p>2</text:p>
          </table:table-cell>
          <table:table-cell table:style-name="ce50" office:value-type="string">
            <text:p>AVX Corporation</text:p>
          </table:table-cell>
          <table:table-cell table:style-name="ce50" office:value-type="string">
            <text:p>SR151A200JAR</text:p>
          </table:table-cell>
          <table:table-cell table:style-name="ce59" office:value-type="string">
            <text:p>478-7724-ND</text:p>
          </table:table-cell>
          <table:table-cell table:style-name="ce68" office:value-type="currency" office:currency="USD" office:value="0.46">
            <text:p>$0.46</text:p>
          </table:table-cell>
          <table:table-cell table:style-name="ce75" table:formula="of:=([.A8]*[.J8])" office:value-type="currency" office:currency="USD" office:value="0.92">
            <text:p>$0.9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[.A9]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36" office:value-type="string">
            <text:p><text:a xlink:href="http://search.digikey.com/us/en/products/TAP476K010SCS/478-1910-ND/564013" xlink:type="simple">478-1910-ND</text:a></text:p>
          </table:table-cell>
          <table:table-cell table:style-name="ce68" office:value-type="currency" office:currency="USD" office:value="1.65">
            <text:p>$1.65</text:p>
          </table:table-cell>
          <table:table-cell table:style-name="ce69" table:formula="of:=([.A9]*[.J9])" office:value-type="currency" office:currency="USD" office:value="3.3">
            <text:p>$3.3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1,56</text:p>
          </table:table-cell>
          <table:table-cell table:style-name="ce5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0]" office:value-type="float" office:value="2">
            <text:p>2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5" office:value-type="string">
            <text:p><text:a xlink:href="http://search.digikey.com/us/en/products/FK14X7R1H334K/445-5312-ND/2256792" xlink:type="simple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9" table:formula="of:=([.A10]*[.J10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C23,42,53</text:p>
          </table:table-cell>
          <table:table-cell table:style-name="ce5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1]" office:value-type="float" office:value="3">
            <text:p>3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5" office:value-type="string">
            <text:p><text:a xlink:href="http://www.digikey.com/product-detail/en/C315C103K5R5TA/399-4148-ND/817924" xlink:type="simple">399-4148-ND</text:a></text:p>
          </table:table-cell>
          <table:table-cell table:style-name="ce68" office:value-type="currency" office:currency="USD" office:value="0.31">
            <text:p>$0.31</text:p>
          </table:table-cell>
          <table:table-cell table:style-name="ce69" table:formula="of:=([.A11]*[.J11])" office:value-type="currency" office:currency="USD" office:value="0.93">
            <text:p>$0.9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2]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5" office:value-type="string">
            <text:p><text:a xlink:href="http://www.digikey.com/product-detail/en/C315C102K1R5TA/399-4144-ND/817920" xlink:type="simple">399-4144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12]*[.J12])" office:value-type="currency" office:currency="USD" office:value="0.64">
            <text:p>$0.6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36,43,52,57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3]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68" office:value-type="currency" office:currency="USD" office:value="0.79">
            <text:p>$0.79</text:p>
          </table:table-cell>
          <table:table-cell table:style-name="ce69" table:formula="of:=([.A13]*[.J13])" office:value-type="currency" office:currency="USD" office:value="3.16">
            <text:p>$3.1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14]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 xlink:type="simple">478-1903-ND</text:a>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14]*[.J14])" office:value-type="currency" office:currency="USD" office:value="0.63">
            <text:p>$0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[.A17]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 xlink:type="simple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9" table:formula="of:=([.A17]*[.J17])" office:value-type="currency" office:currency="USD" office:value="0.15">
            <text:p>$0.1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5.6v 1w</text:p>
          </table:table-cell>
          <table:table-cell table:style-name="ce22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table:formula="of:=[.A18]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22" office:value-type="string">
            <text:p>1N5919BG</text:p>
          </table:table-cell>
          <table:table-cell table:style-name="ce22" office:value-type="string">
            <text:p>1N5919BGOS-ND</text:p>
          </table:table-cell>
          <table:table-cell table:style-name="ce68" office:value-type="currency" office:currency="USD" office:value="0.335">
            <text:p>$0.34</text:p>
          </table:table-cell>
          <table:table-cell table:style-name="ce69" table:formula="of:=([.A18]*[.J18])" office:value-type="currency" office:currency="USD" office:value="0.335">
            <text:p>$0.3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[.A19]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 xlink:type="simple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9" table:formula="of:=([.A19]*[.J19])" office:value-type="currency" office:currency="USD" office:value="0.56">
            <text:p>$0.5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string">
            <text:p>D6,7,8,9,10,11,12,13,14,15,16,17,43,44,45,46,47,48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[.A20]" office:value-type="float" office:value="18">
            <text:p>18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 xlink:type="simple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9" table:formula="of:=([.A20]*[.J20])" office:value-type="currency" office:currency="USD" office:value="5.4">
            <text:p>$5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3,18,19,20,21,22,23,30,31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[.A21]" office:value-type="float" office:value="13">
            <text:p>13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 xlink:type="simple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9" table:formula="of:=([.A21]*[.J21])" office:value-type="currency" office:currency="USD" office:value="1.352">
            <text:p>$1.3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0,51,52,53</text:p>
          </table:table-cell>
          <table:table-cell table:style-name="ce5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37" office:value-type="string">
            <text:p>0805 SMD</text:p>
          </table:table-cell>
          <table:table-cell table:style-name="ce45" table:formula="of:=[.A22]" office:value-type="float" office:value="4">
            <text:p>4</text:p>
          </table:table-cell>
          <table:table-cell table:style-name="ce45" office:value-type="string">
            <text:p>Kingbright Company LLC</text:p>
          </table:table-cell>
          <table:table-cell table:style-name="ce45" office:value-type="string">
            <text:p>APT2012SECK</text:p>
          </table:table-cell>
          <table:table-cell table:style-name="ce28" office:value-type="string">
            <text:p>754-113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22]*[.J22])" office:value-type="currency" office:currency="USD" office:value="0.8">
            <text:p>$0.8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24,25,26,27,28,29,32,37,38,40,42,49,54</text:p>
          </table:table-cell>
          <table:table-cell table:style-name="ce5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37" office:value-type="string">
            <text:p>DO-41</text:p>
          </table:table-cell>
          <table:table-cell table:style-name="ce45" table:formula="of:=[.A23]" office:value-type="float" office:value="13">
            <text:p>13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4004-TP</text:p>
          </table:table-cell>
          <table:table-cell table:style-name="ce28" office:value-type="string">
            <text:p>1N4004-TPMSCT-ND</text:p>
          </table:table-cell>
          <table:table-cell table:style-name="ce68" office:value-type="currency" office:currency="USD" office:value="0.11">
            <text:p>$0.11</text:p>
          </table:table-cell>
          <table:table-cell table:style-name="ce69" table:formula="of:=([.A23]*[.J23])" office:value-type="currency" office:currency="USD" office:value="1.43">
            <text:p>$1.4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J1</text:p>
          </table:table-cell>
          <table:table-cell table:style-name="ce21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1"/>
          <table:table-cell table:style-name="ce21" table:formula="of:=[.A26]" office:value-type="float" office:value="1">
            <text:p>1</text:p>
          </table:table-cell>
          <table:table-cell table:style-name="ce21" office:value-type="string">
            <text:p>FCI</text:p>
          </table:table-cell>
          <table:table-cell table:style-name="ce21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0" office:value-type="currency" office:currency="USD" office:value="0.433">
            <text:p>$0.43</text:p>
          </table:table-cell>
          <table:table-cell table:style-name="ce69" table:formula="of:=([.A26]*[.J26])" office:value-type="currency" office:currency="USD" office:value="0.433">
            <text:p>$0.43</text:p>
          </table:table-cell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Default"/>
          <table:table-cell table:style-name="ce12"/>
          <table:table-cell table:style-name="ce21"/>
          <table:table-cell table:style-name="ce30"/>
          <table:table-cell table:style-name="ce21" table:number-columns-repeated="4"/>
          <table:table-cell table:style-name="ce30"/>
          <table:table-cell table:style-name="Default"/>
          <table:table-cell table:style-name="ce69"/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3"/>
          <table:table-cell table:style-name="ce37"/>
          <table:table-cell table:style-name="ce45" table:number-columns-repeated="3"/>
          <table:table-cell table:style-name="ce36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[.A29]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36" office:value-type="string">
            <text:p><text:a xlink:href="http://search.digikey.com/us/en/products/ERZ-V14D220/P7307-ND/227567" xlink:type="simple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29]*[.J29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F1,F2</text:p>
          </table:table-cell>
          <table:table-cell table:style-name="ce5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[.A30]" office:value-type="float" office:value="2">
            <text:p>2</text:p>
          </table:table-cell>
          <table:table-cell table:style-name="ce45" office:value-type="string">
            <text:p>Bel Fuse Inc</text:p>
          </table:table-cell>
          <table:table-cell table:style-name="ce45" office:value-type="string">
            <text:p>0ZCA0050FF2G</text:p>
          </table:table-cell>
          <table:table-cell table:style-name="ce36" office:value-type="string">
            <text:p>507-148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30]*[.J30])" office:value-type="currency" office:currency="USD" office:value="0.4">
            <text:p>$0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1</text:p>
          </table:table-cell>
          <table:table-cell table:style-name="ce5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[.A31]" office:value-type="float" office:value="1">
            <text:p>1</text:p>
          </table:table-cell>
          <table:table-cell table:style-name="ce45" office:value-type="string">
            <text:p>Laird-Signal Integrity Products</text:p>
          </table:table-cell>
          <table:table-cell table:style-name="ce45" office:value-type="string">
            <text:p>MI0805K400R-10</text:p>
          </table:table-cell>
          <table:table-cell table:style-name="ce36" office:value-type="string">
            <text:p>240-2389-1-ND</text:p>
          </table:table-cell>
          <table:table-cell table:style-name="ce68" office:value-type="currency" office:currency="USD" office:value="0.1">
            <text:p>$0.10</text:p>
          </table:table-cell>
          <table:table-cell table:style-name="ce69" table:formula="of:=([.A31]*[.J31])" office:value-type="currency" office:currency="USD" office:value="0.1">
            <text:p>$0.1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JP3,4,5,6,7,8,9</text:p>
          </table:table-cell>
          <table:table-cell table:style-name="ce5" office:value-type="string">
            <text:p>Jumper</text:p>
          </table:table-cell>
          <table:table-cell table:style-name="ce23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table:formula="of:=[.A32]" office:value-type="float" office:value="7">
            <text:p>7</text:p>
          </table:table-cell>
          <table:table-cell table:style-name="ce45" office:value-type="string">
            <text:p>Vishay Dale</text:p>
          </table:table-cell>
          <table:table-cell table:style-name="ce45" office:value-type="string">
            <text:p>CRCW25120000Z0EGHP</text:p>
          </table:table-cell>
          <table:table-cell table:style-name="ce36" office:value-type="string">
            <text:p>541-0.0RBCT-ND</text:p>
          </table:table-cell>
          <table:table-cell table:style-name="ce68" office:value-type="currency" office:currency="USD" office:value="1.581">
            <text:p>$1.58</text:p>
          </table:table-cell>
          <table:table-cell table:style-name="ce69" table:formula="of:=([.A32]*[.J32])" office:value-type="currency" office:currency="USD" office:value="11.067">
            <text:p>$11.0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oad1,P20,P21,P33,P34,JP1,JP2,PP1,P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table:formula="of:=[.A35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 xlink:type="simple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A35]*[.J35])" office:value-type="currency" office:currency="USD" office:value="3.11">
            <text:p>$3.1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table:formula="of:=[.A36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A36]*[.J36])" office:value-type="currency" office:currency="USD" office:value="2.13">
            <text:p>$2.1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MOSFETs/Tran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string">
            <text:p>Q1,2,3,4,5,6,7,8</text:p>
          </table:table-cell>
          <table:table-cell table:style-name="ce22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table:formula="of:=[.A39]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22" office:value-type="string">
            <text:p>VND7NV04TR-E</text:p>
          </table:table-cell>
          <table:table-cell table:style-name="ce22" office:value-type="string">
            <text:p>497-11707-1-ND</text:p>
          </table:table-cell>
          <table:table-cell table:style-name="ce69" office:value-type="currency" office:currency="USD" office:value="1.75">
            <text:p>$1.75</text:p>
          </table:table-cell>
          <table:table-cell table:style-name="ce69" table:formula="of:=([.A39]*[.J39])" office:value-type="currency" office:currency="USD" office:value="14">
            <text:p>$14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[.A40]" office:value-type="float" office:value="1">
            <text:p>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68" office:value-type="currency" office:currency="USD" office:value="0.61">
            <text:p>$0.61</text:p>
          </table:table-cell>
          <table:table-cell table:style-name="ce69" table:formula="of:=([.A40]*[.J40])" office:value-type="currency" office:currency="USD" office:value="0.61">
            <text:p>$0.6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R1,2,3,4,5,11,12</text:p>
          </table:table-cell>
          <table:table-cell table:style-name="ce5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[.A43]" office:value-type="float" office:value="7">
            <text:p>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 xlink:type="simple">10.0KXBK-ND</text:a>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3]*[.J43])" office:value-type="currency" office:currency="USD" office:value="0.574">
            <text:p>$0.5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6" table:formula="of:=[.A44]" office:value-type="float" office:value="4">
            <text:p>4</text:p>
          </table:table-cell>
          <table:table-cell table:style-name="ce46" office:value-type="string">
            <text:p>Vishay/BC Components</text:p>
          </table:table-cell>
          <table:table-cell table:style-name="ce46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A44]*[.J44])" office:value-type="currency" office:currency="USD" office:value="0.92">
            <text:p>$0.92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[.A4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45]*[.J4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R7,13,16,17,18,19,21,22,41,42,43,44,45,46,54,56,59,60,70,71,74,77,78,80,81,83,84,87,88,95,104,105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[.A46]" office:value-type="float" office:value="32">
            <text:p>32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 xlink:type="simple">1.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46]*[.J46])" office:value-type="currency" office:currency="USD" office:value="1.8176">
            <text:p>$1.8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8,9,10,47,48,49,50,51,52,53,55,61,62,66,67,72,75</text:p>
          </table:table-cell>
          <table:table-cell table:style-name="ce5" office:value-type="string">
            <text:p>2.43k</text:p>
          </table:table-cell>
          <table:table-cell table:style-name="ce22" office:value-type="string">
            <text:p>RES 2.43K OHM 1/4W 1% AXIAL</text:p>
          </table:table-cell>
          <table:table-cell table:style-name="ce37"/>
          <table:table-cell table:style-name="ce45" table:formula="of:=[.A47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22" office:value-type="string">
            <text:p>MFR-25FBF52-2K43</text:p>
          </table:table-cell>
          <table:table-cell table:style-name="ce22" office:value-type="string">
            <text:p>2.43KXBK-ND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7]*[.J47])" office:value-type="currency" office:currency="USD" office:value="1.394">
            <text:p>$1.3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string">
            <text:p>R26,27,28,32,33,34,57,58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[.A48]" office:value-type="float" office:value="9">
            <text:p>9</text:p>
          </table:table-cell>
          <table:table-cell table:style-name="ce45" office:value-type="string">
            <text:p>Stackpole Electronics Inc</text:p>
          </table:table-cell>
          <table:table-cell table:style-name="ce22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68" office:value-type="currency" office:currency="USD" office:value="0.105">
            <text:p>$0.11</text:p>
          </table:table-cell>
          <table:table-cell table:style-name="ce69" table:formula="of:=([.A48]*[.J48])" office:value-type="currency" office:currency="USD" office:value="0.945">
            <text:p>$0.9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2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6" table:formula="of:=[.A49]" office:value-type="float" office:value="2">
            <text:p>2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FMP200JR-52-5K1</text:p>
          </table:table-cell>
          <table:table-cell table:style-name="ce61" office:value-type="string">
            <text:p>5.1KZCT-ND</text:p>
          </table:table-cell>
          <table:table-cell table:style-name="ce68" office:value-type="currency" office:currency="USD" office:value="0.2">
            <text:p>$0.20</text:p>
          </table:table-cell>
          <table:table-cell table:style-name="ce71" table:formula="of:=([.F49]*[.J49])" office:value-type="currency" office:currency="USD" office:value="0.4">
            <text:p>$0.40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[.A50]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 xlink:type="simple">985-1047-1-ND</text:a></text:p>
          </table:table-cell>
          <table:table-cell table:style-name="ce68" office:value-type="currency" office:currency="USD" office:value="1.92">
            <text:p>$1.92</text:p>
          </table:table-cell>
          <table:table-cell table:style-name="ce69" table:formula="of:=([.A50]*[.J50])" office:value-type="currency" office:currency="USD" office:value="5.76">
            <text:p>$5.76</text:p>
          </table:table-cell>
          <table:table-cell table:style-name="ce10" office:value-type="string">
            <text:p>Only purchase if using GM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7" table:formula="of:=[.A51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 xlink:type="simple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1]*[.J51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7" table:formula="of:=[.A52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 xlink:type="simple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2]*[.J52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7" table:formula="of:=[.A53]" office:value-type="float" office:value="0">
            <text:p>0</text:p>
          </table:table-cell>
          <table:table-cell table:style-name="ce51" office:value-type="string">
            <text:p>Yageo</text:p>
          </table:table-cell>
          <table:table-cell table:style-name="ce51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 xlink:type="simple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A53]*[.J53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[.A54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 xlink:type="simple">3.9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4]*[.J54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[.A5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 xlink:type="simple">1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5]*[.J5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14,15,35,36,37,38,39,40,63,68,69,73,76,89,90,102,10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[.A56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3" office:value-type="string">
            <text:p><text:a xlink:href="http://search.digikey.com/us/en/products/MFR-25FBF-100K/100KXBK-ND/13473" xlink:type="simple">1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56]*[.J56])" office:value-type="currency" office:currency="USD" office:value="0.9656">
            <text:p>$0.9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91,92,100,101</text:p>
          </table:table-cell>
          <table:table-cell table:style-name="ce19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[.A57]" office:value-type="float" office:value="4">
            <text:p>4</text:p>
          </table:table-cell>
          <table:table-cell table:style-name="ce50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68" office:value-type="currency" office:currency="USD" office:value="0.27">
            <text:p>$0.27</text:p>
          </table:table-cell>
          <table:table-cell table:style-name="ce69" table:formula="of:=([.A57]*[.J57])" office:value-type="currency" office:currency="USD" office:value="1.08">
            <text:p>$1.08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R106,107</text:p>
          </table:table-cell>
          <table:table-cell table:style-name="ce19" office:value-type="string">
            <text:p>10k</text:p>
          </table:table-cell>
          <table:table-cell table:style-name="ce22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8]" office:value-type="float" office:value="2">
            <text:p>2</text:p>
          </table:table-cell>
          <table:table-cell table:style-name="ce50" office:value-type="string">
            <text:p>Bourns Inc</text:p>
          </table:table-cell>
          <table:table-cell table:style-name="ce22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68" office:value-type="currency" office:currency="USD" office:value="0.51">
            <text:p>$0.51</text:p>
          </table:table-cell>
          <table:table-cell table:style-name="ce69" table:formula="of:=([.A58]*[.J58])" office:value-type="currency" office:currency="USD" office:value="1.02">
            <text:p>$1.0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8</text:p>
          </table:table-cell>
          <table:table-cell table:style-name="ce19" office:value-type="float" office:value="330">
            <text:p>330</text:p>
          </table:table-cell>
          <table:table-cell table:style-name="ce35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9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22" office:value-type="string">
            <text:p>P330DACT-ND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59]*[.J59])" office:value-type="currency" office:currency="USD" office:value="0.63">
            <text:p>$0.63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9</text:p>
          </table:table-cell>
          <table:table-cell table:style-name="ce19" office:value-type="float" office:value="604">
            <text:p>604</text:p>
          </table:table-cell>
          <table:table-cell table:style-name="ce35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60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2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68" office:value-type="currency" office:currency="USD" office:value="0.04">
            <text:p>$0.04</text:p>
          </table:table-cell>
          <table:table-cell table:style-name="ce69" table:formula="of:=([.A60]*[.J60])" office:value-type="currency" office:currency="USD" office:value="0.04">
            <text:p>$0.04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64,65,79,85</text:p>
          </table:table-cell>
          <table:table-cell table:style-name="ce19" office:value-type="string">
            <text:p>2.4k</text:p>
          </table:table-cell>
          <table:table-cell table:style-name="ce35" office:value-type="string">
            <text:p>RES 2.4k OHM 1/8W 1% 0805 SMD</text:p>
          </table:table-cell>
          <table:table-cell table:style-name="ce38" office:value-type="string">
            <text:p>0805 SMD</text:p>
          </table:table-cell>
          <table:table-cell table:style-name="ce45" table:formula="of:=[.A61]" office:value-type="float" office:value="4">
            <text:p>4</text:p>
          </table:table-cell>
          <table:table-cell table:style-name="ce50" office:value-type="string">
            <text:p>Stackpole Electronics Inc</text:p>
          </table:table-cell>
          <table:table-cell table:style-name="ce36" office:value-type="string">
            <text:p>RMCF0805FT2K40</text:p>
          </table:table-cell>
          <table:table-cell table:style-name="ce22" office:value-type="string">
            <text:p>RMCF0805FT2K40CT-ND</text:p>
          </table:table-cell>
          <table:table-cell table:style-name="ce68"/>
          <table:table-cell table:style-name="ce69" table:formula="of:=([.A61]*[.J61])" office:value-type="currency" office:currency="USD" office:value="0">
            <text:p>$0.00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45" table:formula="of:=[.A64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22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69" office:value-type="currency" office:currency="USD" office:value="23.53">
            <text:p>$23.53</text:p>
          </table:table-cell>
          <table:table-cell table:style-name="ce69" table:formula="of:=([.A64]*[.J64])" office:value-type="currency" office:currency="USD" office:value="23.53">
            <text:p>$23.5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[.A65]" office:value-type="float" office:value="2">
            <text:p>2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LM2940T-5.0/NOPB</text:p>
          </table:table-cell>
          <table:table-cell table:style-name="ce22" office:value-type="string">
            <text:p>LM2940T-5.0/NOPB</text:p>
          </table:table-cell>
          <table:table-cell table:style-name="ce68" office:value-type="currency" office:currency="USD" office:value="1.68">
            <text:p>$1.68</text:p>
          </table:table-cell>
          <table:table-cell table:style-name="ce69" table:formula="of:=([.A65]*[.J65])" office:value-type="currency" office:currency="USD" office:value="3.36">
            <text:p>$3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[.A66]" office:value-type="float" office:value="2">
            <text:p>2</text:p>
          </table:table-cell>
          <table:table-cell table:style-name="ce45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68" office:value-type="currency" office:currency="USD" office:value="0.18">
            <text:p>$0.18</text:p>
          </table:table-cell>
          <table:table-cell table:style-name="ce69" table:formula="of:=([.A66]*[.J66])" office:value-type="currency" office:currency="USD" office:value="0.36">
            <text:p>$0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[.A67]" office:value-type="float" office:value="2">
            <text:p>2</text:p>
          </table:table-cell>
          <table:table-cell table:style-name="ce45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68" office:value-type="currency" office:currency="USD" office:value="0.23">
            <text:p>$0.23</text:p>
          </table:table-cell>
          <table:table-cell table:style-name="ce69" table:formula="of:=([.A67]*[.J67])" office:value-type="currency" office:currency="USD" office:value="0.46">
            <text:p>$0.4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[.A68]" office:value-type="float" office:value="2">
            <text:p>2</text:p>
          </table:table-cell>
          <table:table-cell table:style-name="ce45" office:value-type="string">
            <text:p>Keystone Electronics</text:p>
          </table:table-cell>
          <table:table-cell table:style-name="ce45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69" office:value-type="currency" office:currency="USD" office:value="1.94">
            <text:p>$1.94</text:p>
          </table:table-cell>
          <table:table-cell table:style-name="ce69" table:formula="of:=([.A68]*[.J68])" office:value-type="currency" office:currency="USD" office:value="3.88">
            <text:p>$3.8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[.A69]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3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69" office:value-type="currency" office:currency="USD" office:value="3.59">
            <text:p>$3.59</text:p>
          </table:table-cell>
          <table:table-cell table:style-name="ce69" table:formula="of:=([.A69]*[.J69])" office:value-type="currency" office:currency="USD" office:value="3.59">
            <text:p>$3.5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37" office:value-type="string">
            <text:p>8-SOIC</text:p>
          </table:table-cell>
          <table:table-cell table:style-name="ce45" table:formula="of:=[.A70]" office:value-type="float" office:value="1">
            <text:p>1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5E160ASTR-E</text:p>
          </table:table-cell>
          <table:table-cell table:style-name="ce63" office:value-type="string">
            <text:p>497-11684-1-ND</text:p>
          </table:table-cell>
          <table:table-cell table:style-name="ce69" office:value-type="currency" office:currency="USD" office:value="1.73">
            <text:p>$1.73</text:p>
          </table:table-cell>
          <table:table-cell table:style-name="ce69" table:formula="of:=([.A70]*[.J70])" office:value-type="currency" office:currency="USD" office:value="1.73">
            <text:p>$1.7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table:formula="of:=[.A71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A4250AC6U</text:p>
          </table:table-cell>
          <table:table-cell table:style-name="ce58" office:value-type="string">
            <text:p>MPXA4250AC6U-ND</text:p>
          </table:table-cell>
          <table:table-cell table:style-name="ce69" office:value-type="currency" office:currency="USD" office:value="16.37">
            <text:p>$16.37</text:p>
          </table:table-cell>
          <table:table-cell table:style-name="ce69" table:formula="of:=([.A71]*[.J71])" office:value-type="currency" office:currency="USD" office:value="16.37">
            <text:p>$16.3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[.A72]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 xlink:type="simple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9" table:formula="of:=([.A72]*[.J72])" office:value-type="currency" office:currency="USD" office:value="4.5">
            <text:p>$4.5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[.A73]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68" office:value-type="currency" office:currency="USD" office:value="3.63">
            <text:p>$3.63</text:p>
          </table:table-cell>
          <table:table-cell table:style-name="ce69" table:formula="of:=([.A73]*[.J73])" office:value-type="currency" office:currency="USD" office:value="3.63">
            <text:p>$3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9,12</text:p>
          </table:table-cell>
          <table:table-cell table:style-name="ce26" office:value-type="string">
            <text:p>TC4424AVOA</text:p>
          </table:table-cell>
          <table:table-cell table:style-name="ce22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[.A74]" office:value-type="float" office:value="2">
            <text:p>2</text:p>
          </table:table-cell>
          <table:table-cell table:style-name="ce23" office:value-type="string">
            <text:p>Microchip Technology</text:p>
          </table:table-cell>
          <table:table-cell table:style-name="ce23" office:value-type="string">
            <text:p>TC4424AVOA</text:p>
          </table:table-cell>
          <table:table-cell table:style-name="ce23" office:value-type="string">
            <text:p>TC4424AVOA-ND</text:p>
          </table:table-cell>
          <table:table-cell table:style-name="ce68" office:value-type="currency" office:currency="USD" office:value="1.98">
            <text:p>$1.98</text:p>
          </table:table-cell>
          <table:table-cell table:style-name="ce69" table:formula="of:=([.A74]*[.J74])" office:value-type="currency" office:currency="USD" office:value="3.96">
            <text:p>$3.9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10,14</text:p>
          </table:table-cell>
          <table:table-cell table:style-name="ce26" office:value-type="string">
            <text:p>VNS3NV04DPTR-E</text:p>
          </table:table-cell>
          <table:table-cell table:style-name="ce36" office:value-type="string">
            <text:p>IC MOSFET OMNIFET 45V 8-SOIC</text:p>
          </table:table-cell>
          <table:table-cell table:style-name="ce37" office:value-type="string">
            <text:p>8-SOIC</text:p>
          </table:table-cell>
          <table:table-cell table:style-name="ce45" table:formula="of:=[.A75]" office:value-type="float" office:value="2">
            <text:p>2</text:p>
          </table:table-cell>
          <table:table-cell table:style-name="ce23" office:value-type="string">
            <text:p>STMicroelectronics</text:p>
          </table:table-cell>
          <table:table-cell table:style-name="ce23" office:value-type="string">
            <text:p>VNS3NV04DPTR-E</text:p>
          </table:table-cell>
          <table:table-cell table:style-name="ce23" office:value-type="string">
            <text:p>497-13078-1-ND</text:p>
          </table:table-cell>
          <table:table-cell table:style-name="ce68" office:value-type="currency" office:currency="USD" office:value="1.96">
            <text:p>$1.96</text:p>
          </table:table-cell>
          <table:table-cell table:style-name="ce69" table:formula="of:=([.A75]*[.J75])" office:value-type="currency" office:currency="USD" office:value="3.92">
            <text:p>$3.9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table:formula="of:=[.A76]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69" office:value-type="currency" office:currency="USD" office:value="12.55">
            <text:p>$12.55</text:p>
          </table:table-cell>
          <table:table-cell table:style-name="ce69" table:formula="of:=([.A76]*[.J76])" office:value-type="currency" office:currency="USD" office:value="12.55">
            <text:p>$12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22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[.A77]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77]*[.J77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Y1</text:p>
          </table:table-cell>
          <table:table-cell table:style-name="ce5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[.A80]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36" office:value-type="string">
            <text:p><text:a xlink:href="http://search.digikey.com/us/en/products/ECS-160-20-4DN/X192-ND/281763" xlink:type="simple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9" table:formula="of:=([.A80]*[.J80])" office:value-type="currency" office:currency="USD" office:value="1.12">
            <text:p>$1.1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4"/>
          <table:table-cell table:style-name="ce73" office:value-type="string">
            <text:p>US Dollars</text:p>
          </table:table-cell>
          <table:table-cell table:style-name="ce76" table:formula="of:=SUM([.K3:.K79])" office:value-type="currency" office:currency="USD" office:value="171.0962">
            <text:p>$171.10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 table:formula="of:=[.A83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9" table:formula="of:=([.A83]*[.J8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6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Default"/>
          <table:table-cell table:style-name="ce48"/>
          <table:table-cell table:style-name="ce56"/>
          <table:table-cell table:style-name="ce64"/>
          <table:table-cell table:style-name="ce56"/>
          <table:table-cell table:style-name="ce64"/>
          <table:table-cell table:style-name="ce80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7"/>
          <table:table-cell table:style-name="ce45" table:formula="of:=[.A86]" office:value-type="float" office:value="1">
            <text:p>1</text:p>
          </table:table-cell>
          <table:table-cell table:number-columns-repeated="2" table:style-name="ce45" office:value-type="string">
            <text:p>N/A</text:p>
          </table:table-cell>
          <table:table-cell table:style-name="ce58"/>
          <table:table-cell table:style-name="ce69" office:value-type="currency" office:currency="USD" office:value="10">
            <text:p>$10.00</text:p>
          </table:table-cell>
          <table:table-cell table:style-name="ce69" table:formula="of:=([.A86]*[.J86])" office:value-type="currency" office:currency="USD" office:value="10">
            <text:p>$10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9" office:value-type="string">
            <text:p>US Dollars</text:p>
          </table:table-cell>
          <table:table-cell table:style-name="ce77" table:formula="of:=SUM([.K81:.K86])" office:value-type="currency" office:currency="USD" office:value="196.0862">
            <text:p>$196.09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ce66"/>
          <table:table-cell table:style-name="Default" table:number-columns-repeated="3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Default" table:number-columns-repeated="4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2"/>
          <table:table-cell table:style-name="ce6" table:number-columns-repeated="6"/>
          <table:table-cell table:style-name="ce17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2:Sheet1.AMG10485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0000-00-00T21:33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4-05-24T22:02:14</dc:date>
    <meta:editing-cycles>542</meta:editing-cycles>
    <meta:editing-duration>P7DT5H16M33S</meta:editing-duration>
    <meta:document-statistic meta:table-count="1" meta:cell-count="718" meta:object-count="0"/>
  </office:meta>
</office:document-meta>
</file>